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aren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Холодно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Чуть теплее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Приятно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Тепло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Жарк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5:18:07.958464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5:41:27.247996821</meta:creation-date>
    <dc:date>2020-09-25T15:18:49.452168634</dc:date>
    <meta:editing-duration>PT19M2S</meta:editing-duration>
    <meta:editing-cycles>6</meta:editing-cycles>
    <meta:generator>LibreOffice/6.4.5.2$Linux_X86_64 LibreOffice_project/40$Build-2</meta:generator>
    <meta:document-statistic meta:table-count="1" meta:cell-count="18" meta:object-count="0"/>
  </office:meta>
</office:document-meta>
</file>